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15c2a4" officeooo:paragraph-rsid="00174ccb" style:font-size-asian="14pt" style:font-size-complex="14pt"/>
    </style:style>
    <style:style style:name="P4" style:family="paragraph" style:parent-style-name="Standard">
      <style:text-properties fo:font-size="14pt" officeooo:rsid="00174ccb" officeooo:paragraph-rsid="00174ccb" style:font-size-asian="14pt" style:font-size-complex="14pt"/>
    </style:style>
    <style:style style:name="P5" style:family="paragraph" style:parent-style-name="Standard">
      <style:text-properties fo:font-size="14pt" officeooo:rsid="00174ccb" officeooo:paragraph-rsid="001823fd" style:font-size-asian="14pt" style:font-size-complex="14pt"/>
    </style:style>
    <style:style style:name="P6" style:family="paragraph" style:parent-style-name="Standard">
      <style:text-properties fo:font-size="14pt" officeooo:rsid="001823fd" officeooo:paragraph-rsid="001823fd" style:font-size-asian="14pt" style:font-size-complex="14pt"/>
    </style:style>
    <style:style style:name="P7" style:family="paragraph" style:parent-style-name="Standard">
      <style:paragraph-properties fo:text-align="center" style:justify-single-word="false"/>
      <style:text-properties fo:font-size="32pt" style:font-size-asian="32pt" style:font-size-complex="32pt"/>
    </style:style>
    <style:style style:name="P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text-properties fo:font-size="14pt" officeooo:rsid="001823fd" officeooo:paragraph-rsid="001823fd" style:font-size-asian="14pt" style:font-size-complex="14pt"/>
    </style:style>
    <style:style style:name="P11" style:family="paragraph" style:parent-style-name="Standard">
      <style:text-properties fo:font-size="14pt" fo:font-weight="normal" officeooo:rsid="000f0d6b" officeooo:paragraph-rsid="000d7482" style:font-size-asian="14pt" style:font-weight-asian="normal" style:font-size-complex="14pt" style:font-weight-complex="normal"/>
    </style:style>
    <style:style style:name="P12" style:family="paragraph" style:parent-style-name="Standard">
      <style:text-properties fo:font-size="14pt" fo:font-weight="normal" officeooo:rsid="0019a9f9" officeooo:paragraph-rsid="0019a9f9" style:font-size-asian="14pt" style:font-weight-asian="normal" style:font-size-complex="14pt" style:font-weight-complex="normal"/>
    </style:style>
    <style:style style:name="T1" style:family="text">
      <style:text-properties officeooo:rsid="000b8ca2"/>
    </style:style>
    <style:style style:name="T2" style:family="text">
      <style:text-properties officeooo:rsid="00174ccb"/>
    </style:style>
    <style:style style:name="T3" style:family="text">
      <style:text-properties officeooo:rsid="001a85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eataxe-64</text:p>
      <text:p text:style-name="P8"><text:span text:style-name="T1">The "mmad" module</text:span>.</text:p>
      <text:p text:style-name="P7">Richard Parker <text:span text:style-name="T2">7</text:span>.<text:span text:style-name="T2">1</text:span>.201<text:span text:style-name="T2">9</text:span></text:p>
      <text:p text:style-name="P1"/>
      <text:p text:style-name="P9">Section 1 – Introduction</text:p>
      <text:p text:style-name="P2"/>
      <text:p text:style-name="P3">This document is the design document <text:span text:style-name="T2">the mmad routine. <text:s/>The current idea is that mmad does a multiply and add particular sizes and shapes only aimed at hitting the sweet spot of performance when huge matrices are multiplied using a disk chopping method, though the disk chopping itself is done in fMultiply.</text:span></text:p>
      <text:p text:style-name="P3"/>
      <text:p text:style-name="P5">The strategy routine, which expected to be fast, is the MmadSize routine that chooses the exact sizes (nora, noca=norb and nocb) that are to be handled. <text:s/>This routine takes a single magic number (int) to give information as to what the upper level would like, and there may be some negotiation (calling MmadSize several times with different magic numbers) to sort out the best way.</text:p>
      <text:p text:style-name="P5"/>
      <text:p text:style-name="P6">As the matrix is anyway chopped on disk, it is less likely that sparsity will vary, and indeed the negotiation is partly to ensure that. <text:s/>The system is tuned for the case where sparsity tends to be in the top part of the matrix. <text:s/>Once the system is written and working, there will be an experimental phase to determing what, in practice, are the critical issues to make huge fMultiply calls run as fast as possible.</text:p>
      <text:p text:style-name="P5"/>
      <text:p text:style-name="P6">fMultiply is therefore expected to call both mmul and mmad, using mmul for the left-over bits of matrix to the right and at the top (sparsity!) and must be called at least once anyway for each answer block to avoid zeroizing. <text:s/>fMultiply will use naive on the disk-chopped blocks. <text:s/></text:p>
      <text:p text:style-name="P4"/>
      <text:p text:style-name="P6">The strategy used by mmad will depend on the number of cores, the available memory and the field. <text:s/>In some cases it is likely to use naive at the higher levels sometimes<text:span text:style-name="T3">,</text:span> to retain sparsity yet to generate enough concurrency. <text:s/></text:p>
      <text:p text:style-name="P11"/>
      <text:p text:style-name="P12">The first version will simply set the sizes as suitable for the memory available (strategy 1 - read B into memory) and call mmul and fAdd to do the work. <text:s/>This will mean that meataxe64 does at least allow disk chopping for multip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1-07T11:08:13.931832696</dc:date>
    <meta:editing-duration>P1DT2H31M38S</meta:editing-duration>
    <meta:editing-cycles>149</meta:editing-cycles>
    <meta:generator>LibreOffice/5.1.6.2$Linux_X86_64 LibreOffice_project/10m0$Build-2</meta:generator>
    <meta:printed-by>User </meta:printed-by>
    <meta:print-date>2012-08-06T12:45:35</meta:print-date>
    <meta:document-statistic meta:table-count="0" meta:image-count="0" meta:object-count="0" meta:page-count="1" meta:paragraph-count="10" meta:word-count="335" meta:character-count="1918" meta:non-whitespace-character-count="1581"/>
  </office:meta>
</office:document-meta>
</file>